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0" style:family="paragraph"/>
    <style:style style:name="P1" style:family="paragraph" style:parent-style-name="Signature" style:list-style-name="ListStyle-BulletLabel"/>
    <style:style style:name="P2" style:family="paragraph" style:parent-style-name="Signature" style:list-style-name="ListStyle-ArabianNumberLabel"/>
    <style:style style:name="P3" style:family="paragraph" style:parent-style-name="Heading_20_1" style:list-style-name="ListStyle-BulletLabel"/>
    <style:style style:name="P4" style:family="paragraph" style:parent-style-name="Heading_20_1" style:list-style-name="ListStyle-ArabianNumberLabel"/>
    <style:style style:name="ParaStyle-ImageLabel" style:family="paragraph" style:parent-style-name="Standard" style:list-style-name="ListStyle-ImageLabel"/>
    <style:style style:name="ParaStyle-LowerRomanNumberLabel" style:family="paragraph" style:parent-style-name="Standard" style:list-style-name="ListStyle-LowerRomanNumberLabel"/>
    <style:style style:name="P7" style:family="paragraph" style:parent-style-name="Text_20_body" style:list-style-name="ListStyle-BulletLabel"/>
    <style:style style:name="P8" style:family="paragraph" style:parent-style-name="Text_20_body" style:list-style-name="ListStyle-ArabianNumberLabel"/>
    <style:style style:name="EMPHASIS" style:family="text">
      <style:text-properties fo:color="#FF0000" fo:font-size="115%" fo:font-weight="bold" style:font-size-asian="115%" style:font-weight-asian="bold" style:font-size-complex="115%" style:font-weight-complex="bold"/>
    </style:style>
    <style:style style:name="EMPHASIS2" style:family="text">
      <style:text-properties fo:color="#FAA000" fo:font-size="115%" fo:font-weight="bold" style:font-size-asian="115%" style:font-weight-asian="bold" style:font-size-complex="115%" style:font-weight-complex="bold"/>
    </style:style>
    <style:style style:name="ACTIVE" style:family="text">
      <style:text-properties fo:color="#3deb3d" fo:font-size="115%" fo:font-weight="bold" style:font-size-asian="115%" style:font-weight-asian="bold" style:font-size-complex="115%" style:font-weight-complex="bold"/>
    </style:style>
    <text:list-style style:name="ListStyle-BulletLabel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istStyle-RomanLowerCaseLabel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  <text:list-style style:name="ListStyle-RomanUpperCaseLabel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  <text:list-style style:name="ListStyle-LetterLowerCaseLabel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  <text:list-style style:name="ListStyle-LetterUpperCaseLabel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  <text:list-style style:name="ListStyle-ArabianNumberLabe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Style-ImageLabel">
      <text:list-level-style-image text:level="1" xlink:href="Pictures/100002000000000A0000000A1F4FBE6C.gif" xlink:type="simple" xlink:show="embed" xlink:actuate="onLoad">
        <style:list-level-properties text:list-level-position-and-space-mode="label-alignment" style:vertical-pos="bottom" style:vertical-rel="base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A0000000A1F4FBE6C.gif" xlink:type="simple" xlink:show="embed" xlink:actuate="onLoad">
        <style:list-level-properties text:list-level-position-and-space-mode="label-alignment" style:vertical-pos="bottom" style:vertical-rel="baseline" fo:width="0.212cm" fo:height="0.212cm">
          <style:list-level-label-alignment text:label-followed-by="listtab" text:list-tab-stop-position="1.905cm" fo:text-indent="-0.635cm" fo:margin-left="1.905cm"/>
        </style:list-level-properties>
      </text:list-level-style-image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istStyle-LowerRomanNumberLabel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for resolving the list style being used for a list label. </text:p>
      <text:list text:style-name="ListStyle-ImageLabel" xml:id="list6357203421921001764">
        <text:list-item xml:id="listItem1">
          <text:p text:style-name="P0">The first level list uses a upper case roman numbering.</text:p>
        </text:list-item>
        <text:list-item xml:id="listItem2">
          <text:p text:style-name="P0">The first level list-item overrides with a upper case alphabetic numbering</text:p>
        </text:list-item>
        <text:list-item>
          <text:p text:style-name="P0">The second level list has a lower case roman numbering</text:p>
        </text:list-item>
        <text:list-item xml:id="listItem4">
          <text:p text:style-name="P0">The second level list-item overrides with a lower-case alphabetic numbering</text:p>
        </text:list-item>
        <text:list-item xml:id="listItem5">
          <text:p text:style-name="P0">Finally the paragraph within the list item is referencing to a list label using an image</text:p>
        </text:list-item>
      </text:list>
      <text:list text:style-name="ListStyle-RomanUpperCaseLabel">
        <text:list-item text:style-override="ListStyle-LetterUpperCaseLabel">
          <text:p text:style-name="ParaStyle-ImageLabel">binary:3 <text:span text:style-name="ACTIVE">Roman</text:span>, <text:span text:style-name="ACTIVE">Alpha</text:span><text:line-break/>Expected: A.</text:p>
        </text:list-item>
      </text:list>
      <text:list text:style-name="ListStyle-RomanUpperCaseLabel">
        <text:list-item>
          <text:p text:style-name="ParaStyle-ImageLabel">binary:2 <text:span text:style-name="ACTIVE">Roman</text:span>, Alpha<text:line-break/>Expected: I.</text:p>
        </text:list-item>
      </text:list>
      <text:list>
        <text:list-item text:style-override="ListStyle-LetterUpperCaseLabel">
          <text:p text:style-name="ParaStyle-ImageLabel">binary:1 Roman, <text:span text:style-name="ACTIVE">Alpha</text:span><text:line-break/>Expected: A.</text:p>
        </text:list-item>
      </text:list>
      <text:list>
        <text:list-item>
          <text:p text:style-name="ParaStyle-ImageLabel">binary:0 Roman, Alpha, but list style referenced by paragraph style<text:line-break/>Expected: image label with red bullet</text:p>
        </text:list-item>
      </text:list>
      <text:list>
        <text:list-item>
          <text:p>binary:0 Roman, Alpha no paragraph style<text:line-break/>Expected: Implementation defined - AO/LO: bullet, MSO: no list, Calligra: number</text:p>
        </text:list-item>
      </text:list>
      <text:list text:style-name="ListStyle-RomanUpperCaseLabel">
        <text:list-item text:style-override="ListStyle-LetterUpperCaseLabel">
          <text:list text:style-name="ListStyle-RomanLowerCaseLabel">
            <text:list-item text:style-override="ListStyle-LetterLowerCaseLabel">
              <text:p text:style-name="ParaStyle-ImageLabel">binary:15 <text:span text:style-name="ACTIVE">Roman</text:span>, <text:span text:style-name="ACTIVE">Alpha</text:span>, <text:span text:style-name="ACTIVE">roman</text:span>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 text:style-override="ListStyle-LetterUpperCaseLabel">
          <text:list text:style-name="ListStyle-RomanLowerCaseLabel">
            <text:list-item>
              <text:p text:style-name="ParaStyle-ImageLabel">binary:14 <text:span text:style-name="ACTIVE">Roman</text:span>, <text:span text:style-name="ACTIVE">Alpha</text:span>, <text:span text:style-name="ACTIVE">roman</text:span>, alpha<text:line-break/>Expected: i.</text:p>
            </text:list-item>
          </text:list>
        </text:list-item>
      </text:list>
      <text:list text:style-name="ListStyle-RomanUpperCaseLabel">
        <text:list-item text:style-override="ListStyle-LetterUpperCaseLabel">
          <text:list>
            <text:list-item text:style-override="ListStyle-LetterLowerCaseLabel">
              <text:p text:style-name="ParaStyle-ImageLabel">binary:13 <text:span text:style-name="ACTIVE">Roman</text:span>, <text:span text:style-name="ACTIVE">Alpha</text:span>, roman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 text:style-override="ListStyle-LetterUpperCaseLabel">
          <text:list>
            <text:list-item>
              <text:p text:style-name="ParaStyle-ImageLabel">binary:12 <text:span text:style-name="ACTIVE">Roman</text:span>, <text:span text:style-name="ACTIVE">Alpha</text:span>, roman, alpha<text:line-break/>Expected: A.</text:p>
            </text:list-item>
          </text:list>
        </text:list-item>
      </text:list>
      <text:list text:style-name="ListStyle-RomanUpperCaseLabel">
        <text:list-item>
          <text:list text:style-name="ListStyle-RomanLowerCaseLabel">
            <text:list-item text:style-override="ListStyle-LetterLowerCaseLabel">
              <text:p text:style-name="ParaStyle-ImageLabel">binary:11 <text:span text:style-name="ACTIVE">Roman</text:span>, Alpha, <text:span text:style-name="ACTIVE">roman</text:span>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>
          <text:list text:style-name="ListStyle-RomanLowerCaseLabel">
            <text:list-item>
              <text:p text:style-name="ParaStyle-ImageLabel">binary:10 <text:span text:style-name="ACTIVE">Roman</text:span>, Alpha, <text:span text:style-name="ACTIVE">roman</text:span>, alpha<text:line-break/>Expected: i.</text:p>
            </text:list-item>
          </text:list>
        </text:list-item>
      </text:list>
      <text:list text:style-name="ListStyle-RomanUpperCaseLabel">
        <text:list-item>
          <text:list>
            <text:list-item text:style-override="ListStyle-LetterLowerCaseLabel">
              <text:p text:style-name="ParaStyle-ImageLabel">binary:09 <text:span text:style-name="ACTIVE">Roman</text:span>, Alpha, roman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>
          <text:list>
            <text:list-item>
              <text:p text:style-name="ParaStyle-ImageLabel">binary:08 <text:span text:style-name="ACTIVE">Roman</text:span>, Alpha, roman, alpha<text:line-break/>Expected: I.</text:p>
            </text:list-item>
          </text:list>
        </text:list-item>
      </text:list>
      <text:list>
        <text:list-item text:style-override="ListStyle-LetterUpperCaseLabel">
          <text:list text:style-name="ListStyle-RomanLowerCaseLabel">
            <text:list-item text:style-override="ListStyle-LetterLowerCaseLabel">
              <text:p text:style-name="ParaStyle-ImageLabel">binary:07 Roman, <text:span text:style-name="ACTIVE">Alpha</text:span>, <text:span text:style-name="ACTIVE">roman</text:span>, <text:span text:style-name="ACTIVE">alpha</text:span><text:line-break/>Expected: a.</text:p>
            </text:list-item>
          </text:list>
        </text:list-item>
      </text:list>
      <text:list>
        <text:list-item text:style-override="ListStyle-LetterUpperCaseLabel">
          <text:list text:style-name="ListStyle-RomanLowerCaseLabel">
            <text:list-item>
              <text:p text:style-name="ParaStyle-ImageLabel">binary:06 Roman, <text:span text:style-name="ACTIVE">Alpha</text:span>, <text:span text:style-name="ACTIVE">roman</text:span>, alpha<text:line-break/>Expected: i.</text:p>
            </text:list-item>
          </text:list>
        </text:list-item>
      </text:list>
      <text:list>
        <text:list-item text:style-override="ListStyle-LetterUpperCaseLabel">
          <text:list>
            <text:list-item text:style-override="ListStyle-LetterLowerCaseLabel">
              <text:p text:style-name="ParaStyle-ImageLabel">binary:05 Roman, <text:span text:style-name="ACTIVE">Alpha</text:span>, roman, <text:span text:style-name="ACTIVE">alpha</text:span><text:line-break/>Expected: a.</text:p>
            </text:list-item>
          </text:list>
        </text:list-item>
      </text:list>
      <text:list>
        <text:list-item text:style-override="ListStyle-LetterUpperCaseLabel">
          <text:list>
            <text:list-item>
              <text:p text:style-name="ParaStyle-ImageLabel">binary:04 Roman, <text:span text:style-name="ACTIVE">Alpha</text:span>, roman, alpha<text:line-break/>Expected: A.</text:p>
            </text:list-item>
          </text:list>
        </text:list-item>
      </text:list>
      <text:list>
        <text:list-item>
          <text:list text:style-name="ListStyle-RomanLowerCaseLabel">
            <text:list-item text:style-override="ListStyle-LetterLowerCaseLabel">
              <text:p text:style-name="ParaStyle-ImageLabel">binary:03 Roman, Alpha, <text:span text:style-name="ACTIVE">roman</text:span>, <text:span text:style-name="ACTIVE">alpha</text:span><text:line-break/>Expected: a.</text:p>
            </text:list-item>
          </text:list>
        </text:list-item>
      </text:list>
      <text:list>
        <text:list-item>
          <text:list text:style-name="ListStyle-RomanLowerCaseLabel">
            <text:list-item>
              <text:p text:style-name="ParaStyle-ImageLabel">binary:02 Roman, Alpha, <text:span text:style-name="ACTIVE">roman</text:span>, alpha<text:line-break/>Expected: i.</text:p>
            </text:list-item>
          </text:list>
        </text:list-item>
      </text:list>
      <text:list>
        <text:list-item>
          <text:list>
            <text:list-item text:style-override="ListStyle-LetterLowerCaseLabel">
              <text:p text:style-name="ParaStyle-ImageLabel">binary:01 Roman, Alpha, roman, <text:span text:style-name="ACTIVE">alpha</text:span><text:line-break/>Expected: a.</text:p>
            </text:list-item>
          </text:list>
        </text:list-item>
      </text:list>
      <text:list>
        <text:list-item>
          <text:list>
            <text:list-item>
              <text:p text:style-name="ParaStyle-ImageLabel">binary:00 Roman, Alpha, roman, alpha, but image list style referenced by paragraph style<text:line-break/>Expected: image label with red bullet</text:p>
            </text:list-item>
          </text:list>
        </text:list-item>
      </text:list>
      <text:list>
        <text:list-item>
          <text:list>
            <text:list-item>
              <text:p>binary:00 Roman, Alpha, roman, alpha</text:p>
              <text:p><text:span text:style-name="ACTIVE">Expected: Implementation defined - AO/LO: bullet, MSO: no list, Calligra: numbe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background-color="#ff0000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#ffff00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fo:background-color="#3deb3d" text:number-lines="false" text:line-number="0">
        <style:background-image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12:51:41.71</meta:creation-date>
    <dc:date>2013-01-31T14:18:17.51</dc:date>
    <meta:editing-duration>PT2M46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16" meta:word-count="51" meta:character-count="230"/>
  </office:meta>
</office:document-meta>
</file>